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2BD45AA69AED09A2.jpg" manifest:media-type="image/jpeg"/>
  <manifest:file-entry manifest:full-path="Pictures/10000201000003E000000175CCFA01E20AA50E16.png" manifest:media-type="image/png"/>
  <manifest:file-entry manifest:full-path="Pictures/10000201000003B3000002772289B0943EE87A59.png" manifest:media-type="image/png"/>
  <manifest:file-entry manifest:full-path="Pictures/10000000000002350000019E0153AB67CB7CB921.jpg" manifest:media-type="image/jpeg"/>
  <manifest:file-entry manifest:full-path="Pictures/100000000000008A000000C802684776EB0ECA1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tyle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5" draw:id="id5" draw:layer="layout" svg:width="19.589cm" svg:height="7.364cm" svg:x="20.812cm" svg:y="29.702cm">
          <draw:image xlink:href="Pictures/10000201000003E000000175CCFA01E20AA50E16.png" xlink:type="simple" xlink:show="embed" xlink:actuate="onLoad">
            <text:p/>
          </draw:image>
        </draw:frame>
        <draw:frame draw:style-name="gr2" draw:text-style-name="P2" xml:id="id2" draw:id="id2" draw:layer="layout" svg:width="8.016cm" svg:height="5.341cm" svg:x="5.953cm" svg:y="24.114cm">
          <draw:image xlink:href="Pictures/10000201000003B3000002772289B0943EE87A59.png" xlink:type="simple" xlink:show="embed" xlink:actuate="onLoad">
            <text:p/>
          </draw:image>
        </draw:frame>
        <draw:frame draw:style-name="gr2" draw:text-style-name="P2" xml:id="id4" draw:id="id4" draw:layer="layout" svg:width="8.016cm" svg:height="5.341cm" svg:x="46.72cm" svg:y="23.098cm">
          <draw:image xlink:href="Pictures/10000201000003B3000002772289B0943EE87A59.png" xlink:type="simple" xlink:show="embed" xlink:actuate="onLoad">
            <text:p/>
          </draw:image>
        </draw:frame>
        <draw:frame draw:style-name="gr2" draw:text-style-name="P2" xml:id="id1" draw:id="id1" draw:layer="layout" svg:width="14.948cm" svg:height="10.953cm" svg:x="4.683cm" svg:y="2.493cm">
          <draw:image xlink:href="Pictures/10000000000002350000019E0153AB67CB7CB921.jpg" xlink:type="simple" xlink:show="embed" xlink:actuate="onLoad">
            <text:p/>
          </draw:image>
        </draw:frame>
        <draw:frame draw:style-name="gr2" draw:text-style-name="P2" xml:id="id3" draw:id="id3" draw:layer="layout" svg:width="14.948cm" svg:height="10.953cm" svg:x="41.043cm" svg:y="2.524cm">
          <draw:image xlink:href="Pictures/10000000000002350000019E0153AB67CB7CB921.jpg" xlink:type="simple" xlink:show="embed" xlink:actuate="onLoad">
            <text:p/>
          </draw:image>
        </draw:frame>
        <draw:connector draw:style-name="gr3" draw:text-style-name="P3" draw:layer="layout" svg:x1="12.157cm" svg:y1="13.446cm" svg:x2="9.961cm" svg:y2="24.114cm" draw:start-shape="id1" draw:end-shape="id2" svg:d="M12157 13446v5334h-2196v5334" svg:viewBox="0 0 2197 10669">
          <text:p text:style-name="P3"><text:s/>How are these </text:p>
          <text:p text:style-name="P3">three wires connected?</text:p>
        </draw:connector>
        <draw:connector draw:style-name="gr3" draw:text-style-name="P3" draw:layer="layout" svg:x1="48.517cm" svg:y1="13.477cm" svg:x2="50.728cm" svg:y2="23.098cm" draw:start-shape="id3" draw:end-shape="id4" svg:d="M48517 13477v4811h2211v4810" svg:viewBox="0 0 2212 9622">
          <text:p text:style-name="P3">How are these </text:p>
          <text:p text:style-name="P3">three wires connected?</text:p>
        </draw:connector>
        <draw:connector draw:style-name="gr4" draw:text-style-name="P3" draw:layer="layout" svg:x1="13.969cm" svg:y1="26.784cm" svg:x2="20.812cm" svg:y2="33.384cm" draw:start-shape="id2" draw:end-shape="id5" svg:d="M13969 26784h3422v6600h3421" svg:viewBox="0 0 6844 6601">
          <text:p/>
        </draw:connector>
        <draw:connector draw:style-name="gr4" draw:text-style-name="P3" draw:layer="layout" svg:x1="46.72cm" svg:y1="25.768cm" svg:x2="40.401cm" svg:y2="33.384cm" draw:start-shape="id4" draw:end-shape="id5" svg:d="M46720 25768h-3159v7616h-3160" svg:viewBox="0 0 6320 7617">
          <text:p/>
        </draw:connector>
        <draw:frame draw:style-name="gr2" draw:text-style-name="P2" draw:layer="layout" svg:width="4.867cm" svg:height="7.055cm" svg:x="44.18cm" svg:y="48.936cm">
          <draw:image xlink:href="Pictures/100000000000008A000000C802684776EB0ECA1E.jpg" xlink:type="simple" xlink:show="embed" xlink:actuate="onLoad">
            <text:p/>
          </draw:image>
        </draw:frame>
        <draw:frame draw:style-name="gr2" draw:text-style-name="P2" draw:layer="layout" svg:width="13.228cm" svg:height="13.228cm" svg:x="7.584cm" svg:y="47.863cm">
          <draw:image xlink:href="Pictures/10000000000001F4000001F42BD45AA69AED09A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0T22:23:39.569192714</meta:creation-date>
    <dc:date>2016-08-11T22:00:26.714237797</dc:date>
    <meta:editing-duration>PT6M45S</meta:editing-duration>
    <meta:editing-cycles>2</meta:editing-cycles>
    <meta:generator>LibreOffice/5.1.4.2$Linux_X86_64 LibreOffice_project/10m0$Build-2</meta:generator>
    <meta:document-statistic meta:object-count="11"/>
  </office:meta>
</office:document-meta>
</file>